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70000024902BA47C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3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fill="solid" draw:fill-color="#ff8ca1" draw:textarea-horizontal-align="justify" draw:textarea-vertical-align="middle" draw:auto-grow-height="false" fo:min-height="0.587cm" fo:min-width="0.939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ffcd8e" draw:textarea-horizontal-align="justify" draw:textarea-vertical-align="middle" draw:auto-grow-height="false" fo:min-height="0.44cm" fo:min-width="0.715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10" draw:marker-end-width="0.3cm" draw:fill="solid" draw:textarea-vertical-align="middle" loext:decorative="false"/>
    </style:style>
    <style:style style:name="gr10" style:family="graphic" style:parent-style-name="standard">
      <style:graphic-properties draw:textarea-vertical-align="middle" loext:decorative="false"/>
      <style:paragraph-properties style:writing-mode="lr-tb"/>
    </style:style>
    <style:style style:name="gr11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07cm" loext:decorative="false"/>
      <style:paragraph-properties style:writing-mode="lr-tb"/>
    </style:style>
    <style:style style:name="gr13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7.112cm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gr17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3.557cm" fo:min-width="0cm" fo:padding-top="0.15cm" fo:padding-bottom="0.15cm" fo:padding-left="0.275cm" fo:padding-right="0.275cm" fo:wrap-option="wrap" loext:decorative="false"/>
    </style:style>
    <style:style style:name="gr18" style:family="graphic" style:parent-style-name="standard">
      <style:graphic-properties draw:stroke="solid" svg:stroke-color="#000000" draw:fill="solid" draw:fill-color="#ffffff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true" fo:min-height="0cm" fo:min-width="0cm" loext:decorative="false"/>
    </style:style>
    <style:style style:name="gr20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ca1"/>
      <style:paragraph-properties fo:text-align="center"/>
    </style:style>
    <style:style style:name="P3" style:family="paragraph">
      <loext:graphic-properties draw:fill="solid" draw:fill-color="#ffb255"/>
      <style:paragraph-properties fo:text-align="center"/>
    </style:style>
    <style:style style:name="P4" style:family="paragraph">
      <loext:graphic-properties draw:fill="solid" draw:fill-color="#00b0be"/>
      <style:paragraph-properties fo:text-align="center"/>
    </style:style>
    <style:style style:name="P5" style:family="paragraph">
      <loext:graphic-properties draw:fill="solid" draw:fill-color="#f45f74"/>
      <style:paragraph-properties fo:text-align="center"/>
    </style:style>
    <style:style style:name="P6" style:family="paragraph">
      <loext:graphic-properties draw:fill="solid" draw:fill-color="#bdd373"/>
      <style:paragraph-properties fo:text-align="center"/>
    </style:style>
    <style:style style:name="P7" style:family="paragraph">
      <loext:graphic-properties draw:fill="solid" draw:fill-color="#ff8ca1"/>
      <style:paragraph-properties fo:text-align="center" style:writing-mode="lr-tb"/>
    </style:style>
    <style:style style:name="P8" style:family="paragraph">
      <loext:graphic-properties draw:fill="solid" draw:fill-color="#ffcd8e"/>
      <style:paragraph-properties fo:text-align="center"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ffcd8e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98c127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="solid" draw:fill-color="#8fd7d7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ans" fo:font-size="12pt" fo:language="en" fo:country="US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1cm" svg:height="0.986cm" svg:x="9.26cm" svg:y="3.74cm">
          <text:p text:style-name="P1">Test</text:p>
        </draw:rect>
        <draw:rect draw:style-name="gr2" draw:text-style-name="P3" draw:layer="layout" svg:width="2.165cm" svg:height="0.984cm" svg:x="9.26cm" svg:y="4.923cm">
          <text:p text:style-name="P1">Test</text:p>
        </draw:rect>
        <draw:rect draw:style-name="gr3" draw:text-style-name="P4" draw:layer="layout" svg:width="2.232cm" svg:height="0.919cm" svg:x="9.193cm" svg:y="7.415cm">
          <text:p text:style-name="P1">Test</text:p>
        </draw:rect>
        <draw:rect draw:style-name="gr4" draw:text-style-name="P5" draw:layer="layout" svg:width="2.232cm" svg:height="0.853cm" svg:x="9.193cm" svg:y="8.466cm">
          <text:p text:style-name="P1">Test</text:p>
        </draw:rect>
        <draw:rect draw:style-name="gr1" draw:text-style-name="P2" draw:layer="layout" svg:width="2.1cm" svg:height="0.986cm" svg:x="11.819cm" svg:y="3.74cm">
          <text:p text:style-name="P1">#FF8CA1</text:p>
        </draw:rect>
        <draw:rect draw:style-name="gr5" draw:text-style-name="P6" draw:layer="layout" svg:width="2.232cm" svg:height="0.919cm" svg:x="9.193cm" svg:y="9.45cm">
          <text:p text:style-name="P1">Process</text:p>
        </draw:rect>
        <draw:g draw:style-name="gr6">
          <draw:rect draw:style-name="gr5" draw:text-style-name="P6" draw:layer="layout" svg:width="2.1cm" svg:height="1.116cm" svg:x="1.897cm" svg:y="7.279cm">
            <text:p text:style-name="P1">Process</text:p>
          </draw:rect>
          <draw:custom-shape draw:style-name="gr7" draw:text-style-name="P7" xml:id="id1" draw:id="id1" draw:layer="layout" svg:width="2.035cm" svg:height="1.183cm" svg:x="1.962cm" svg:y="2.749cm">
            <text:p text:style-name="P1">Star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xml:id="id2" draw:id="id2" draw:layer="layout" svg:width="2.429cm" svg:height="1.378cm" svg:x="1.765cm" svg:y="4.85cm">
            <text:p text:style-name="P1">Condition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9" draw:text-style-name="P9" draw:layer="layout" draw:type="curve" svg:x1="2.98cm" svg:y1="3.932cm" svg:x2="2.98cm" svg:y2="4.85cm" draw:start-shape="id1" draw:start-glue-point="8" draw:end-shape="id2" draw:end-glue-point="4" svg:d="M2980 3932v918" svg:viewBox="0 0 1 919">
            <text:p/>
          </draw:connector>
          <draw:rect draw:style-name="gr10" draw:text-style-name="P10" draw:layer="layout" svg:width="6.563cm" svg:height="0.591cm" svg:x="1.7cm" svg:y="1.7cm">
            <text:p text:style-name="P1"><text:span text:style-name="T1">Flow cart</text:span></text:p>
          </draw:rect>
        </draw:g>
        <draw:rect draw:style-name="gr10" draw:text-style-name="P10" draw:layer="layout" svg:width="6.563cm" svg:height="0.591cm" svg:x="8.853cm" svg:y="1.7cm">
          <text:p text:style-name="P1"><text:span text:style-name="T1">8 color</text:span></text:p>
        </draw:rect>
        <draw:rect draw:style-name="gr2" draw:text-style-name="P3" draw:layer="layout" svg:width="2.165cm" svg:height="0.984cm" svg:x="11.754cm" svg:y="4.923cm">
          <text:p text:style-name="P1">#FFB255</text:p>
        </draw:rect>
        <draw:rect draw:style-name="gr3" draw:text-style-name="P4" draw:layer="layout" svg:width="2.232cm" svg:height="0.919cm" svg:x="11.687cm" svg:y="7.415cm">
          <text:p text:style-name="P1">#00B0BE</text:p>
        </draw:rect>
        <draw:rect draw:style-name="gr11" draw:text-style-name="P11" draw:layer="layout" svg:width="2.165cm" svg:height="0.984cm" svg:x="9.26cm" svg:y="6.234cm">
          <text:p text:style-name="P1">Test</text:p>
        </draw:rect>
        <draw:rect draw:style-name="gr11" draw:text-style-name="P11" draw:layer="layout" svg:width="2.165cm" svg:height="0.984cm" svg:x="11.754cm" svg:y="6.234cm">
          <text:p text:style-name="P1">#FFB255</text:p>
        </draw:rect>
        <draw:frame draw:style-name="gr12" draw:text-style-name="P12" draw:layer="layout" svg:width="3.711cm" svg:height="2.32cm" svg:x="8.883cm" svg:y="2.422cm">
          <draw:text-box>
            <text:p>Alternating Light/Dark Pairs</text:p>
          </draw:text-box>
        </draw:frame>
        <draw:rect draw:style-name="gr4" draw:text-style-name="P5" draw:layer="layout" svg:width="2.232cm" svg:height="0.853cm" svg:x="11.687cm" svg:y="8.466cm">
          <text:p text:style-name="P1">#F45F74</text:p>
        </draw:rect>
        <draw:rect draw:style-name="gr5" draw:text-style-name="P6" draw:layer="layout" svg:width="2.232cm" svg:height="0.919cm" svg:x="11.687cm" svg:y="9.45cm">
          <text:p text:style-name="P1">#BDD373</text:p>
        </draw:rect>
        <draw:rect draw:style-name="gr13" draw:text-style-name="P13" draw:layer="layout" svg:width="2.232cm" svg:height="0.918cm" svg:x="9.193cm" svg:y="10.566cm">
          <text:p text:style-name="P1">Process</text:p>
        </draw:rect>
        <draw:rect draw:style-name="gr13" draw:text-style-name="P13" draw:layer="layout" svg:width="2.232cm" svg:height="0.918cm" svg:x="11.687cm" svg:y="10.566cm">
          <text:p text:style-name="P1">#98C127</text:p>
        </draw:rect>
        <draw:frame draw:style-name="gr14" draw:text-style-name="P14" draw:layer="layout" svg:width="7.547cm" svg:height="5.365cm" svg:x="17.582cm" svg:y="4.916cm">
          <draw:image xlink:href="Pictures/10000000000003370000024902BA47C9.png" xlink:type="simple" xlink:show="embed" xlink:actuate="onLoad" draw:mime-type="image/png">
            <text:p/>
          </draw:image>
        </draw:frame>
        <draw:frame draw:style-name="gr15" draw:text-style-name="P15" draw:layer="layout" svg:width="7.612cm" svg:height="1.005cm" svg:x="17.604cm" svg:y="3.587cm">
          <draw:text-box>
            <text:p>long dashed for comments</text:p>
          </draw:text-box>
        </draw:frame>
        <draw:rect draw:style-name="gr10" draw:text-style-name="P10" draw:layer="layout" svg:width="6.563cm" svg:height="0.591cm" svg:x="17.647cm" svg:y="1.765cm">
          <text:p text:style-name="P1"><text:span text:style-name="T1">Connectors</text:span></text:p>
        </draw:rect>
        <draw:connector draw:style-name="gr16" draw:text-style-name="P9" draw:layer="layout" draw:type="curve" svg:x1="18.172cm" svg:y1="3.258cm" svg:x2="20.138cm" svg:y2="2.487cm" svg:d="M18172 3258c0-576 1966-191 1966-771" svg:viewBox="0 0 1967 772">
          <text:p/>
        </draw:connector>
        <draw:custom-shape draw:style-name="gr17" draw:text-style-name="P14" draw:layer="layout" svg:width="0.393cm" svg:height="4.069cm" draw:transform="rotate (-1.5707963267949) translate (21.716cm 4.32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g draw:style-name="gr6">
          <draw:rect draw:style-name="gr18" draw:text-style-name="P16" draw:layer="layout" svg:width="2.494cm" svg:height="1.181cm" svg:x="4.456cm" svg:y="3.013cm">
            <text:p text:style-name="P1">comment</text:p>
          </draw:rect>
          <draw:custom-shape draw:style-name="gr19" draw:text-style-name="P17" draw:layer="layout" svg:width="0.262cm" svg:height="0.263cm" draw:transform="rotate (-1.5707963267949) translate (4.719cm 3.01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rect draw:style-name="gr20" draw:text-style-name="P19" draw:layer="layout" svg:width="2.232cm" svg:height="0.919cm" svg:x="9.193cm" svg:y="11.681cm">
          <text:p text:style-name="P18"><text:span text:style-name="T2">Process</text:span></text:p>
        </draw:rect>
        <draw:rect draw:style-name="gr20" draw:text-style-name="P19" draw:layer="layout" svg:width="2.232cm" svg:height="0.919cm" svg:x="11.687cm" svg:y="11.681cm">
          <text:p text:style-name="P18"><text:span text:style-name="T2">#8fd7d7</text:span></text:p>
        </draw:rect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25" draw:display-name="Arrowheads 2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04:16:11.637675925</meta:creation-date>
    <meta:editing-duration>PT1M4S</meta:editing-duration>
    <meta:editing-cycles>2</meta:editing-cycles>
    <meta:generator>LibreOffice/25.8.0.4$Linux_X86_64 LibreOffice_project/48f00303701489684e67c38c28aff00cd5929e67</meta:generator>
    <dc:title>diagram</dc:title>
    <dc:date>2026-01-30T04:17:15.410151037</dc:date>
    <meta:document-statistic meta:object-count="32"/>
    <meta:template xlink:type="simple" xlink:actuate="onRequest" xlink:title="diagram" xlink:href="../../../../../Templates/diagram1.otg" meta:date="2026-01-30T04:16:10.933182973"/>
  </office:meta>
</office:document-meta>
</file>